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1542in" fo:margin-left="0.1979in" table:align="left" style:writing-mode="lr-tb"/>
    </style:style>
    <style:style style:name="Table1.A" style:family="table-column">
      <style:table-column-properties style:column-width="6.1542in"/>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0.0069in solid #000000" style:writing-mode="lr-tb"/>
    </style:style>
    <style:style style:name="P1" style:family="paragraph" style:parent-style-name="Standard">
      <style:text-properties fo:language="es" fo:country="ES"/>
    </style:style>
    <style:style style:name="P2" style:family="paragraph" style:parent-style-name="Standard">
      <style:paragraph-properties>
        <style:tab-stops>
          <style:tab-stop style:position="1.8126in"/>
        </style:tab-stops>
      </style:paragraph-properties>
    </style:style>
    <style:style style:name="P3" style:family="paragraph" style:parent-style-name="Standard">
      <style:paragraph-properties fo:margin-left="0.25in" fo:margin-right="0in" fo:text-indent="0in" style:auto-text-indent="false"/>
    </style:style>
    <style:style style:name="P4" style:family="paragraph" style:parent-style-name="Standard">
      <style:paragraph-properties fo:padding-left="0.0555in" fo:padding-right="0.0555in" fo:padding-top="0.0138in" fo:padding-bottom="0.0138in" fo:border="0.0071in solid #000000"/>
    </style:style>
    <style:style style:name="P5" style:family="paragraph" style:parent-style-name="Text_20_body">
      <style:paragraph-properties style:snap-to-layout-grid="false"/>
    </style:style>
    <style:style style:name="P6" style:family="paragraph" style:parent-style-name="Text_20_body">
      <style:text-properties fo:language="nl" fo:country="NL"/>
    </style:style>
    <style:style style:name="P7" style:family="paragraph" style:parent-style-name="Text_20_body">
      <style:paragraph-properties fo:padding-left="0.0555in" fo:padding-right="0.0555in" fo:padding-top="0.0138in" fo:padding-bottom="0.0138in" fo:border="0.0071in solid #000000"/>
    </style:style>
    <style:style style:name="P8" style:family="paragraph" style:parent-style-name="Text_20_body">
      <style:paragraph-properties fo:padding-left="0.0555in" fo:padding-right="0.0555in" fo:padding-top="0.0138in" fo:padding-bottom="0.0138in" fo:border="0.0071in solid #000000"/>
      <style:text-properties fo:language="nl" fo:country="NL"/>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fo:language="es" fo:country="ES"/>
    </style:style>
    <style:style style:name="P11" style:family="paragraph" style:parent-style-name="Heading_20_1" style:master-page-name="Standard">
      <style:paragraph-properties style:page-number="auto"/>
    </style:style>
    <style:style style:name="P12" style:family="paragraph" style:parent-style-name="Footer">
      <style:paragraph-properties>
        <style:tab-stops/>
      </style:paragraph-properties>
    </style:style>
    <style:style style:name="P13" style:family="paragraph" style:parent-style-name="Footer">
      <style:paragraph-properties fo:margin-left="0in" fo:margin-right="0.25in" fo:text-indent="0in" style:auto-text-indent="false"/>
    </style:style>
    <style:style style:name="T1" style:family="text">
      <style:text-properties style:text-underline-style="solid" style:text-underline-width="auto" style:text-underline-color="font-color"/>
    </style:style>
    <style:style style:name="T2" style:family="text">
      <style:text-properties fo:language="en" fo:country="US"/>
    </style:style>
    <style:style style:name="T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1. Annemarie-Claire</text:h>
      <text:p text:style-name="P3"/>
      <text:p text:style-name="Standard">Je bent bankdirectrice, het is nog maar twee jaar geleden dat je cum laude bent afgestudeerd bij de studie ‘Higher Financial Management For Potentially Corrupt Moneymakers’. Je bent als een rijzende ster omhoog geschoten aan het financiële firmament en bent ondertussen één van de machtigste bankiers van Europa. Jij bent dan ook het brein achter het veroorzaken van een wereldwijde financiële crisis. Dit heb je gedaan om je concurrenten failliet te maken en dan voor een prikkie op te kunnen kopen.</text:p>
      <text:p text:style-name="Standard"/>
      <text:p text:style-name="Standard">Eergisternacht is er in je kantoor ingebroken. Gek genoeg zijn alleen de foto’s van Catharina (zie onder) verdwenen. Je vermoedt dan ook dat zij achter deze inbraak zit! Nadat je aangifte bij de politie hebt gedaan, moest je verplicht –en tegen je eigen wil!- naar bijeenkomsten van slachtoffergroep HERTJE (‘Huilen En Rouwen Tegen Je Eigen’).</text:p>
      <text:p text:style-name="Standard"/>
      <text:p text:style-name="Standard"><text:span text:style-name="T1">Wim</text:span> en <text:span text:style-name="T1">Jan</text:span>: deze twee mannen heb je leren kennen bij slachtoffergroep HERTJE. En leden van slachtoffergroepen vindt je losers! Op de bijeenkomsten dat je bent geweest heb je dan ook niet geluisterd en helemaal niks meegekregen. </text:p>
      <text:p text:style-name="P3"/>
      <text:p text:style-name="Standard"><text:span text:style-name="T1">Jan-Peter, lid van DUBBELFRIS</text:span>: Je hebt een relatie met J.P., niet zozeer omdat hij zo geweldig is, maar omdat hij de enige is met wie je op het zelfde intellectuele niveau kan communiceren. Je voelt je te goed om met mensen van een lager niveau te praten, je schaamt je dan namelijk voor het gesprek en bent bang dat mensen denken dat jij bij hen hoort.</text:p>
      <text:p text:style-name="P3"/>
      <text:p text:style-name="Standard"><text:span text:style-name="T1">Catharina, praeses van DUBBELFRIS</text:span>: Per post heb jij van een anonieme afzender foto’s ontvangen van Catharina die doktersromans koopt en leest. Omdat jij een hekel hebt aan deze omhooggevallen tuthola die doet alsof ze heel sophisticated en intelligent is, chanteer je haar hiermee. Dat deze foto’s inmiddels weg zijn, laat je natuurlijk niet merken aan Catharina.</text:p>
      <text:p text:style-name="P3"/>
      <text:h text:style-name="P9" text:outline-level="1">2. Catharina</text:h>
      <text:p text:style-name="Standard"/>
      <text:p text:style-name="Standard">Je bent een echte student: elke avond is er wel ergens een plek om met anderen te zuipen. Het nadeel is wel dat je een slecht geheugen hebt ontwikkeld. Je kunt de meeste van je dispuutsgenoten dan ook niet omschrijven of zelfs de namen ervan noemen: je leert ze eigenlijk elke avond opnieuw kennen.</text:p>
      <text:p text:style-name="Standard"/>
      <text:p text:style-name="Standard">Je bent lid van DUBBELFRIS. DUBBELFRIS (‘DispUut Beter in Bed En Lekker Frisse Rukkers In Stad’) is een dispuut waar alleen de intellectuele elite lid van mag worden. Jullie hebben dan ook een dispuutslied in het Latijn. Als deze gezongen wordt, dan bler je gewoon mee, want de eigenlijke tekst ken je eigenlijk stiekem niet, maar dat wil je graag geheim houden.</text:p>
      <text:p text:style-name="Standard"/>
      <text:p text:style-name="Standard"><text:span text:style-name="T1">Nico, de agent</text:span>: Je bent de praeses van het dispuut DUBBELFRIS. In deze functie heb jij Nico een aantal jaar geleden afgewezen als lid omdat hij veel te boers is. </text:p>
      <text:p text:style-name="P3"/>
      <text:p text:style-name="Standard">In het dagelijks leven studeer je literatuur, alhoewel je veel liever doktersromans leest. Om dit te maskeren <text:s/>heb je al je doktersrommantjes omgekaft naar klasiekers zoals Kafka en Homerus.</text:p>
      <text:p text:style-name="P3"/>
      <text:p text:style-name="Standard">Alhoewel de meeste mensen van RANJA voor jou te boers zijn, raak je helemaal opgewonden als je Jan (een klusser) voorbij ziet komen (met zijn klauwhamer, die hij altijd bij heeft!). Omdat je hem wel wil laten weten dat je gek op hem bent, maar dat eigenlijk niet durft heb je hem anoniem onderstaande liefdes brief gestuurd:</text:p>
      <text:p text:style-name="P3"/>
      <table:table table:name="Table1" table:style-name="Table1">
        <table:table-column table:style-name="Table1.A"/>
        <table:table-row table:style-name="Table1.1">
          <table:table-cell table:style-name="Table1.A1" office:value-type="string">
            <text:p text:style-name="P5"/>
            <text:p text:style-name="Text_20_body">Hebban olla uogala </text:p>
            <text:p text:style-name="Text_20_body">nestas hagunnan </text:p>
            <text:p text:style-name="P6">hinase hic anda thu </text:p>
            <text:p text:style-name="P6">uuat unbidan uue nu</text:p>
            <text:p text:style-name="Standard"/>
          </table:table-cell>
        </table:table-row>
      </table:table>
      <text:p text:style-name="P3"/>
      <text:p text:style-name="Standard">(dit is –zoals je weet- de oudst bekende Nederlandse zin en betekent ‘Hebben alle vogels nesten begonnen, behalve ik en jij. Waarop wachten we nu?’)</text:p>
      <text:p text:style-name="P3"/>
      <text:p text:style-name="Standard">De korpschef Trix en de supermarkt-eigenaar Jan Hertog hebben jou betrapt op het stelen van een doktersromannetje uit de supermarkt. Omdat Trix een zwak heeft voor studenten ben je hier niet voor veroordeeld. Wel moet je leesles geven aan Priscilla. Maar alles liever dan veroordeeld worden en dat de hele wereld weet dat je doktersromannetjes leest. Na dit hele incident durf je niet meer de supermarkt in te gaan.</text:p>
      <text:p text:style-name="P12"/>
      <text:p text:style-name="Standard"><text:span text:style-name="T1">Priscalla, lid van RANJA</text:span>: Jij moet van Trix leesles geven aan haar. Je haat haar. Zo is zo dom! Althans, dat was voordat je haar een paar leeslessen hebt gegeven. Ze blijkt erg geinteresseerd in de doktersromans die je haar laat lezen, die je overigens artsennouvelles noemt. Misschien heeft ze wel veel literaire potenties? </text:p>
      <text:p text:style-name="P3"/>
      <text:p text:style-name="Standard">Op de één of andere manier is Annemarie aan foto’s gekomen waarop staat dat jij doktersromannetjes koopt en leest, zij chanteerd jou hiermee. In vertrouwen heb jij aan Theo verteld dat Annemarie comprimerende foto’s van je heeft.</text:p>
      <text:p text:style-name="P3"/>
      <text:h text:style-name="P9" text:outline-level="1">3. Trix</text:h>
      <text:p text:style-name="P3"/>
      <text:p text:style-name="Standard">Je bent de korpschef, maar ondanks je functie ben je nog steeds een lieve theetante, je hebt een zwak voor studenten. Je gelooft dan ook helemaal niets van Nico’s beweringen dat de studenten verantwoordelijk zijn voor de misdaden van de laatste tijd. Je hebt namelijk altijd geleerd dat criminaliteit ontstaat uit een gebrek aan moederliefde. En alle studenten hebben moeders! En omdat alle studenten altijd in het weekend hun kleren laten wassen door hun moeder bewijst dat die moederliefde er wel moet zijn!</text:p>
      <text:p text:style-name="P3"/>
      <text:p text:style-name="Standard"><text:span text:style-name="T1">Nico, een agent</text:span>: Nico is een van jouw agenten en hij is als een soort zoon voor je. Je bent dan ook nog steeds bezig om hem goede manieren bij te brengen. Zo merk je dat hij niet altijd mensen met U aanspreekt of kwaadspreekt over mensen achter hun rug om. </text:p>
      <text:p text:style-name="Standard"/>
      <text:p text:style-name="Standard"><text:span text:style-name="T1">Truus, een agent</text:span>: Zij is in functie een agent. Jij hebt haar echter in dienst genomen, omdat zij aan de criteria van een ‘lekker wijf’ voldoet, met als doel meer agenten aan te trekken. Truus is daarnaast zo stom als stront en als ze iets zegt, heb je ook moeite om haar niet uit te lachen.</text:p>
      <text:p text:style-name="P3"/>
      <text:p text:style-name="Standard"><text:span text:style-name="T1">Catharina, een studente</text:span>: Je hebt een aantal jaar geleden Catharina betrapt op het stelen van doktersromans uit de supermarkt van <text:span text:style-name="T1">Wim</text:span>, in die zelfde periode heb je ook <text:span text:style-name="T1">Pricilla</text:span> betrapt op het overtreden van het bord, niet op het gras lopen. Dit laatste komt omdat Pricilla moeite heeft met lezen. Omdat je een zwak hebt voor studenten wou je hen geen strafblad aansmeren en heb je als alternatieve straf bedacht dat Catharina Pricilla bijles moet geven.</text:p>
      <text:h text:style-name="P9" text:outline-level="1">4. Theo</text:h>
      <text:p text:style-name="P3"><text:s/></text:p>
      <text:p text:style-name="Standard">Je bent een echte student: elke avond is er wel ergens een plek om met anderen te zuipen. Het nadeel is wel dat je een slecht geheugen hebt ontwikkeld. Je kunt de meeste van je dispuutsgenoten dan ook niet omschrijven of zelfs de namen ervan noemen: je leert ze eigenlijk elke avond opnieuw kennen.</text:p>
      <text:p text:style-name="Standard"/>
      <text:p text:style-name="Standard">Je bent lid van DUBBELFRIS. DUBBELFRIS (‘DispUut Beter in Bed En Lekker Frisse Rukkers In Stad’) is een dispuut waar alleen de intellectuele elite lid van mag worden. Jullie hebben dan ook een dispuutslied in het Latijn. Als deze gezongen wordt, dan bler je gewoon mee, want de eigenlijke tekst ken je eigenlijk stiekem niet, maar dat wil je graag geheim houden.</text:p>
      <text:p text:style-name="Standard"/>
      <text:p text:style-name="Standard">Je bent een wereld verbeteraar. Dit is ontstaan nadat je allerlei uitvindingen hebt gedaan waarmee je de wereld in één klap kan veranderen. Deze uitvindingen wil je ten goede maken aan de mensheid.</text:p>
      <text:p text:style-name="P3"/>
      <text:p text:style-name="Standard">Jan-Peter, lid van DUBBELFRIS: Je bent goede vrienden met Jan-Peter. Je hoopt door zijn politieke connecties de wereld daadwerkelijk te kunnen verbeteren.</text:p>
      <text:p text:style-name="P3"/>
      <text:p text:style-name="Standard">Vorige week zaterdag liep je naar huis en vond je een bulldozer in een supermarkt geramd. Deze bulldozer heb je mee naar huis genomen, gesloopt en de onderdelen gebruikt voor je uitvindingen.</text:p>
      <text:p text:style-name="P3"/>
      <text:p text:style-name="Standard">Op een dag heb je per post van een anonieme afzender een Elvis CD gekregen. Omdat je bijna net zo’n grote hekel hebt aan Elvis als aan RANJA heb je de CD doorgestuuurd aan Sjakie, hij is de persoon binnen RANJA waar je de grootste hekel aan hebt.</text:p>
      <text:p text:style-name="P3"/>
      <text:p text:style-name="Standard">Laatst heeft Catharina je in vertrouwen verteld dat ze gechanteerd wordt door Annemarie omdat deze comprimerende foto’s van haar heeft. Je hebt besloten dit kwaad te bestrijden en hebt daarom eergisternacht ingebroken bij Annemarie. Je hebt de foto’s meegenomen en bekeken. Het enige wat je hier op ziet is dat Catharina romans koopt en leest. Je hebt Catharina nog niet durven vertellen wat je hebt gedaan omdat je bang bent dat je de verkeerde foto’s hebt, je snapt namelijk niet wat er beschamend is aan deze foto’s.</text:p>
      <text:p text:style-name="P3"/>
      <text:h text:style-name="P9" text:outline-level="1">5. Wim</text:h>
      <text:p text:style-name="P3"/>
      <text:p text:style-name="Standard">Jij bent vrachtwagenchauffeur.</text:p>
      <text:p text:style-name="Standard"/>
      <text:p text:style-name="Standard"><text:span text:style-name="T1">Sjakie, de automonteur</text:span>: als vrachtwagenchauffeurs pik je vaak liftster op (mannelijke lifters neem je niet mee). Een tijd geleden had je een goed idee, om een waterbed te laten installeren achter de berijdersstoel. Je hebt Sjakie gevraagd deze in te bouwen. En dat heeft hij super gedaan! Wat heb je al een lol van dit waterbed gehad.</text:p>
      <text:p text:style-name="Standard"/>
      <text:p text:style-name="Standard">In de nacht van drie dagen geleden stond je vrachtauto in deze stad geparkeerd met een lading mout. Toen je eergisterochtend je vrachtwagen binnenkwam, was er een lading mout gestolen en zat er een gat in je waterbed! Omdat je erg gehecht bent aan je waterbed (de lading kan je niet zoveel schelen) ben je meteen naar Sjakie gegaan om je waterbed te laten repareren. Dit heeft hij ook meteen gedaan, met het gebruikelijke vakwerk.. </text:p>
      <text:p text:style-name="Standard"/>
      <text:p text:style-name="Standard">Pas nadat Sjakie je waterbed had gerepareerd, deed je aangifte bij de politie. Omdat een beroving een traumatische ervaring is, ben je doorverwezen naar slachtofferhulpgroep HERTJE (‘Huilen En Rouwen Tegen Je Eigen’). Je bent verplicht om naar de dagelijkse bijeenkomsten te komen.</text:p>
      <text:p text:style-name="Standard"/>
      <text:p text:style-name="Standard"><text:span text:style-name="T1">Jan, de eigenaar van de supermarkt</text:span>: Jan is ook aanwezig op de dagelijkse bijeenkomsten van HERTJE. Zowel gister als eergister vertelde Jan zijn verhaal: er is met een bulldozer een ramkraak op zijn supermarkt gepleegd! Wat vindt je dit zielig voor hem, dat hij zo iets traumatisch mee moet maken!</text:p>
      <text:p text:style-name="Standard"/>
      <text:p text:style-name="Standard"><text:span text:style-name="T1">Annemarie-Claire, bankdirectrice</text:span>: Annemarie-Claire is sinds gisteravond lid van HERTJE. Ze vertelde dat uit haar kantoor gestolen is. Wat vindt je dit zielig voor haar, dat zij zo iets traumatisch mee moet maken!</text:p>
      <text:p text:style-name="Standard"/>
      <text:p text:style-name="Standard">Vanochtend ontdekte je een nieuw levensdoel: je wilt bij HERTJE blijven en mensen helpen hun trauma’s te verwerken! Je vindt dat mensen meer vanuit hun gevoel moeten leven, dat ook mannen moeten kunnen huilen, dat arrogantie en onverschilligheid voortkomen uit een gebrek aan moederliefde, dat sommige mensen alleen maar bier drinken om stoer over te komen, dat geld niet belangrijk is en het taak van de politie moet worden om liefde in plaats van boetes te geven! </text:p>
      <text:h text:style-name="P9" text:outline-level="1">7. Britney.</text:h>
      <text:p text:style-name="Standard"/>
      <text:p text:style-name="Standard">Je bent een echte student: elke avond is er wel ergens een plek om met anderen te zuipen. Het nadeel is wel dat je een slecht geheugen hebt ontwikkeld. Je kunt de meeste van je dispuutsgenoten dan ook niet omschrijven of zelfs de namen ervan noemen: je leert ze eigenlijk elke avond opnieuw kennen.</text:p>
      <text:p text:style-name="Standard"/>
      <text:p text:style-name="Standard">Je bent lid van DUBBELFRIS. DUBBELFRIS (‘DispUut Beter in Bed En Lekker Frisse Rukkers In Stad’) is een dispuut waar alleen de intellectuele elite lid van mag worden. Jullie hebben dan ook een dispuutslied in het Latijn. Als deze gezongen wordt, dan bler je gewoon mee, want de eigenlijke tekst ken je eigenlijk stiekem niet, maar dat wil je graag geheim houden.</text:p>
      <text:p text:style-name="Standard">Studeert medicijnen</text:p>
      <text:p text:style-name="Standard"/>
      <text:p text:style-name="Standard">Je praat met een erw. Dankzij je accent en slim gebruik van je lichaam heb je je bij DUBBELFRIS binnengeluld en binnengeneukt. </text:p>
      <text:p text:style-name="Standard"/>
      <text:p text:style-name="Standard">Vorige week ontving je een brief van een anonieme afzender, met de volgende tekst:</text:p>
      <text:p text:style-name="Standard"/>
      <text:p text:style-name="P4"/>
      <text:p text:style-name="P4">U wordt nu bij deze gechanteerd.</text:p>
      <text:p text:style-name="P4">Zoudt u zo vriendelijk willen zijn de vrachtwagen van bijgesloten foto te willen beroven?</text:p>
      <text:p text:style-name="P4"/>
      <text:p text:style-name="Standard"/>
      <text:p text:style-name="Standard">Je schrok je kapot! Je wist niet dat chantage zo een machtig middel was! Uit complete machteloosheid heb je in de de nacht van drie dagen geleden in deze vrachtwagen ingebroken. In het goederenruim vond je een soort poeder (zeker kokaiene?) waarvan je zoveel je kon hebt meegenomen. Je wist niet dat kokaiene zo naar bier rook! Je hoopt dat degeen die je chanteert jou nu met rust laat!</text:p>
      <text:p text:style-name="Standard"/>
      <text:p text:style-name="Standard"><text:span text:style-name="T1">Jan, lid van RANJA</text:span>: Nadat je de vrachtwagen ‘beroofd’ had, raakte je in paniek: elk mens heeft vingers, dus elk mens heeft vingerafdrukken, dus jij hebt vingerafdrukken gemaakt op de vrachtwagen! Om dit te maskeren, heb je snel Jan opgepikt. Jan is lid van het lompe-boeren dispuut RANJA, de grootste vijanden van DUBBELFRIS. Jij vindt Jan stomweg geil (hij is klusser), vooral als hij een overall draagt met zijn klauwhamer (die hij altijd bij zich heeft!). Maar je bent wel slim genoeg om je seksuele avonturen met Jan geheim te houden. De avond dat je de vrachtwagen beroofde, heb je hem gevraagd om mee te lopen en ‘toevallig’ langs die vrachtauto te lopen. Jij wilde gewoon zijn vingerafdrukken op de vrachtauto krijgen, door voor te stellen om seks in de vrachtauto te hebben. Uit puur toeval stelde hij dit al voor! Hij opende de deur van de cabine (die je vergeten had weer op slot te doen, maar hij merkte niks) en er bleek een waterbed achter de chauffeursstoel te zijn! Daar hebben jullie de liefde op bedreven, zodat jij zeker was dat je niet meer van het roven van die vrachtwagen verdacht zou worden (en op gekke plaatsen seks hebben is toch geen erg vergrijp)!</text:p>
      <text:p text:style-name="P3"/>
      <text:p text:style-name="P3"/>
      <text:p text:style-name="P3"/>
      <text:p text:style-name="P3"/>
      <text:h text:style-name="P9" text:outline-level="1">9. Nico </text:h>
      <text:p text:style-name="Standard"/>
      <text:p text:style-name="Standard"/>
      <text:p text:style-name="Standard">Je hebt een grote hekel aan studenten. Studenten zijn namelijk slecht. Want alle mensen die slecht zijn, gaan studeren! Dit is het keiharde bewijs dat dit zo is! En het kwaad heeft vele gezichten, en studenten ook! Daarom ben je agent geworden: om studenten te kunnen arresteren!</text:p>
      <text:p text:style-name="P3"/>
      <text:p text:style-name="Standard"><text:span text:style-name="T1">Trix, korpschef</text:span>: Voor jou is Trix je tweede moeder. Je hebt een moedercomplex. Je probeert Trix te beschermen tegen de kwaadheid van de studenten. Om Trix dit in te laten zien, heb je de laatste tijd allemaal acties gepland om studenten zwart te maken.</text:p>
      <text:p text:style-name="P3"/>
      <text:p text:style-name="Standard"><text:span text:style-name="T1">Theo, en student</text:span>: Je bent Elvisfan en hebt een CD gemaakt van ‘The King’ met hieronder een geheime boodschap. Je hebt de geweldige muziek van Elvis gebruikt, zodat je zeker weet dat de muziek vaak geluisterd zal worden. <text:s/>De tekst van de geheime boodschap luidt: ‘Pleeg een ramkraak op een supermarkt en neem tien kilo <text:s/>suiker en tien kilo gist mee. Als er iemand is, dreig er dan mee al zijn/haar bier op te zuipen’. <text:s/>Deze heb je naar Theo opgestuurd: Theo is namelijk een student en nog dommer dan de gemiddelde! Sinds je de CD hebt verstuurd heb je een intern conflict, omdat je de muziek van The King misbruik hebt voor een geheime boodschap en dat het parels voor de zwijnen is geweest!</text:p>
      <text:p text:style-name="Standard"/>
      <text:p text:style-name="Standard"><text:span text:style-name="T1">Britney, een domme studente</text:span>: Vorige week heb je haar anoniem deze chantagebrief gestuurd:</text:p>
      <text:p text:style-name="Standard"/>
      <text:p text:style-name="P4"/>
      <text:p text:style-name="P4">U wordt nu bij deze gechanteerd.</text:p>
      <text:p text:style-name="P4">Zoudt u zo vriendelijk willen zijn de vrachtwagen van bijgesloten foto te willen beroven?</text:p>
      <text:p text:style-name="P4"/>
      <text:p text:style-name="P12"/>
      <text:p text:style-name="Standard">Je weet dat chantage een machtig middel is! De meegestuurde foto toonde een vrachtwagen die afgelopen week mout vervoerde. Een meesterzet van jou: als er mout (een belangrijk ingredient van bier) gestolen wordt, dan kun je gemakkelijk studenten als zwart schaap aanwijzen! </text:p>
      <text:p text:style-name="P12"/>
      <text:p text:style-name="Standard"><text:span text:style-name="T1">Truus, politieagente</text:span>: jij bent verliefd op haar. Je probeert haar al jaren te verleiden, maar dit doe jij wel op een subtiele manier. En het is je aan het lukken: soms gaan jullie samen romantische films kijken. Dan doe je natuurlijk niet je arm om haar heen (dat is niet subtiel genoeg), maar je gaat wel op dezelfde vierpersoonsbank zitten! En je kopieerd haar gedrag soms: als zij een film met jou kijkt, dan kijk jij die ook met haar!</text:p>
      <text:p text:style-name="P12"/>
      <text:p text:style-name="Standard"><text:span text:style-name="T1">Wijlen Greet</text:span>: Vannacht kreeg je omproep om naar een bewoner te gaan. Het was het huis van Greet, een vrouw die vaak en voor niks belt: de studenten boven haar gaven een feest met ‘geluidsoverlast’. Je ging met veel tegenzin bij haar langs, omdat je met Truus net knus een film (iets met een soort slagschip, maar dan zonder kanonnen) zat te kijken. Greet, wilde dat je de bovenburen naar het bureau mee zou nemen, maar jij wilde liever terug naar Truus. Toen zei Greet dat ze wist van jouw acties tegen studenten, en gebruikte dit als chantagemiddel. Je hebt haar gedood en haar lijk in de tuin gelegd, zodat je binnen een half uur weer bij Truus kon zijn.</text:p>
      <text:p text:style-name="Standard"/>
      <text:p text:style-name="Standard"><text:span text:style-name="T1">Catharina, een studente</text:span>: soms pest je gewoon studenten voor de grap. Catharina is een studente die erg literair verantwoord doet. Het bleek echter dat ze stiekum doktersromans leest! Hier heb je dan ook stiekum foto’s van gemaakt! </text:p>
      <text:p text:style-name="Standard"><text:soft-page-break/></text:p>
      <text:p text:style-name="Standard"><text:span text:style-name="T1">Annemarie-Claire</text:span>: toen je de foto’s van Catharina die doktersromans koopt en leest had gemaakt, moest je deze nog versturen naar iemand die hier misschien lol aan zou kunnen hebben. Toen je een willekeurig iemand in het telefoonboek zocht, kwam je op haar terecht. Je hebt de foto’s anoniem per post naar haar verstuurd. Hopelijk kan ze hiermee het leven van deze studente goed verpesten! </text:p>
      <text:h text:style-name="P10" text:outline-level="1">10. Priscilla, </text:h>
      <text:p text:style-name="P1"/>
      <text:p text:style-name="Standard">Je bent een echte student: elke avond is er wel ergens een plek om met anderen te zuipen. Het nadeel is wel dat je een slecht geheugen hebt ontwikkeld. Je kunt de meeste van je dispuutsgenoten dan ook niet omschrijven of zelfs de namen ervan noemen: je leert ze eigenlijk elke avond opnieuw kennen.</text:p>
      <text:p text:style-name="Standard"/>
      <text:p text:style-name="Standard">Je bent lid van dispuut RANJA. De afkorting waar RANJA voor staat ‘Reuze vaak neukende Asociale met iedereen Neukende en Jenever-drinkende en daarbij neukende Actiegroep waarbij ook vaak geneukt wordt’ kun je niet onthouden. Dit is dan ook een van de voorwaarden om lid te worden. Je bent er trots op dat jouw dispuut zo direct uitdraagt wat belangrijk is in het leven.</text:p>
      <text:p text:style-name="Standard"/>
      <text:p text:style-name="Standard">Je studeert aan de PABO, omdat je moeite hebt met lezen, schrijven, leren, luisteren, debatteren, beleefdheid, menselijke omgang, nadenken, je impulsen onderdrukken en mannen onder de zestien verleiden. <text:s/></text:p>
      <text:p text:style-name="P3"/>
      <text:p text:style-name="Standard"><text:span text:style-name="T1">Trix, korpschef van de politie</text:span>: Je hebt veel moeite met lezen. Op een dag liep je op een grasveld. Het bordje ‘Niet op het gras lopen’ vond je te moeilijk om te ontcijferen. Je bent wel opgepakt voor deze misdaad. Trix beloofde je niet in het systeem te zetten, op voorwaarde dat je verplicht leesles zou moeten volgen. </text:p>
      <text:p text:style-name="Standard"/>
      <text:p text:style-name="Standard"><text:span text:style-name="T1">Catharina, lid van DUBBELFRIS</text:span>: Catharina is een omhooggevallen en arrogante trut. Althans, dat dacht je, voordat je leesles bij haar volgde. Je weet niet waarom Trix je naar haar heeft doorverwezen, maar je bent er stiekum erg blij mee: je merkt dat Nederlandse literaire bundels die het genre van artsensnouvelles vallen erg intellectueel vormend zijn! Je zit er aan te denken om dichteres te worden en je wilt je vandaag bewijzen hierin, door allerlei zelfverzonnen dichtregels te zeggen, zoals: ‘Priscilla is mijn naam, ik ben multigaam’, ‘Priscilla, dat ben ik, en ik heb geen sik’, ‘Bier. Nu, hier’, ‘De liefde is als een multi-dimensionale regressie-analyse, ik wil neuken’ (klankrijm is ook een vorm van rijm) en (een <text:s/>ezelsbruggetje van jou) ‘Een keer een, is een’. <text:s text:c="2"/></text:p>
      <text:p text:style-name="P3"/>
      <text:p text:style-name="Standard"><text:span text:style-name="T1">Sjakie, lid van RANJA</text:span>: Vanochtend was je bij hem op bezoek. Hij is Elvis fan geworden door een CD die hij per post heeft ontvangen. Jij kon echter horen, en hoe weet je zelf ook niet, dat er een geheime boodschap in verstopt zit met en de tekst: ‘Pleeg een ramkraak op een supermarkt en neem tien kilo <text:s/>suiker en tien kilo gist mee. Als er iemand is, dreig er dan mee al zijn/haar bier op te zuipen’. <text:s/>Toen je dit hoorde, was je te erg geschrokken om dit aan hem te vertellen. Misschien is het beter hem dit niet te vertellen?</text:p>
      <text:h text:style-name="P9" text:outline-level="1">11. Jan Hertog</text:h>
      <text:p text:style-name="P3"/>
      <text:p text:style-name="Standard">Directeur van een supermarkt.</text:p>
      <text:p text:style-name="Standard"/>
      <text:p text:style-name="Standard"><text:span text:style-name="T1">Catherina</text:span>: Ooit jatte zij bij jou een doktersroman uit de schappen van je winkel. Ze is door de politie opgepakt en sindsdien heb je haar nooit meer in je winkel gezien.</text:p>
      <text:p text:style-name="P3"/>
      <text:p text:style-name="Standard"><text:span text:style-name="T1">Bep</text:span> en <text:span text:style-name="T1">Sjakie</text:span>: In de nacht van vier dagen geleden is er een bulldozer in je supermarkt geramd. Jij was toevallig ook aanwezig op het pand, wegens een vals alarm. Sjakie zat achter het stuur, met Bep naast hem. Ze kwamen gist en suiker halen en als jij hen zou verhinderen zouden ze al je bier ter plekke opzuipen. Na een kleine rekensom heb je hen hun gang laten gaan. </text:p>
      <text:p text:style-name="Standard"/>
      <text:p text:style-name="Standard">Na het meemaken van deze ramkraak, heb je aangifte gedaan bij de politie. Bij dit soort traumatische ervaringen heb je recht op slachtofferhulp. Je bent toen doorgestuurd naar slachtofferhulpgroep HERTJE (‘Huilen En Rouwen Tegen Je Eigen’), waar je voor je nieuwe panische angst voor bulldozers terecht kunt.</text:p>
      <text:p text:style-name="Standard"/>
      <text:p text:style-name="Standard"><text:span text:style-name="T1">Annemarie-Claire</text:span>: Zij zit sinds gister bij HERTJE. Toen jij in de kring je verhaal moest vertellen, heb je haar de hele tijd aangekeken. Wat is ze mooi! En wat luisterde ze goed! Je hebt dankzij haar begrijpende blik je hele verhaal eruit kunnen gooien. Je hebt het gevoel dat jullie zielsverwanten zijn en je bent heel erg verliefd. Je wilt haar dan ook deze avond ten huwelijk vragen. </text:p>
      <text:p text:style-name="Standard"/>
      <text:p text:style-name="Standard"><text:span text:style-name="T1">Wim</text:span>: sinds eergister is hij op de dagelijkse bijeenkomsten verschenen van HERTJE. Toen hij in de kring zijn verhaal vertelde heb je niet opgelet en alleen een begrijpend-kijkende uitdrukking opgezet. </text:p>
      <text:h text:style-name="P9" text:outline-level="1">13. Bep</text:h>
      <text:p text:style-name="P3"/>
      <text:p text:style-name="Standard">Je bent een echte student: elke avond is er wel ergens een plek om met anderen te zuipen. Het nadeel is wel dat je een slecht geheugen hebt ontwikkeld. Je kunt de meeste van je dispuutsgenoten dan ook niet omschrijven of zelfs de namen ervan noemen: je leert ze eigenlijk elke avond opnieuw ken </text:p>
      <text:p text:style-name="Standard"/>
      <text:p text:style-name="Standard">Je studeert aan de Hogere Landbouwschool. Een van jouw dromen is namelijk om boerin te worden op een boerderij met landbouwgrond, want je houdt namelijk erg van klaverjassen en de boer is je favoriete kaart. Je bent dan ook op zoek naar een man die met jou wil trouwen om dan al het rotwerk op de boerderij te doen. Om dit te bereiken heb je dan ook alvast een boers accent aangeleerd.</text:p>
      <text:p text:style-name="Standard"/>
      <text:p text:style-name="Standard">Je bent lid van dispuut RANJA. De afkorting waar RANJA voor staat ‘Reuze vaak neukende Asociale met iedereen Neukende en Jenever-drinkende en daarbij neukende Actiegroep waarbij ook vaak geneukt wordt’ kun je niet onthouden. Dit is dan ook een van de voorwaarden om lid te worden. Je bent er trots op dat jouw dispuut zo direct uitdraagt wat belangrijk is in het leven.</text:p>
      <text:p text:style-name="Standard"/>
      <text:p text:style-name="Standard"><text:span text:style-name="T1">Sjakie, lid van RANJA</text:span>: Je hebt op de avond van vier dagen geleden gezellig met Sjakie bier gezopen. De dag erna werd je alleen wakker in je eigen kamer naast tien kilo suiker. Wat er die avond gebeurt is, weet je niet….</text:p>
      <text:h text:style-name="P9" text:outline-level="1">14. Truus</text:h>
      <text:p text:style-name="P3"/>
      <text:p text:style-name="Standard">Jij bent een agente.</text:p>
      <text:p text:style-name="P3"/>
      <text:p text:style-name="Standard">Jij vindt studenten geil. Daarom hoop je dat je eventuele studenten mag ‘ondervragen’.</text:p>
      <text:p text:style-name="P3"/>
      <text:p text:style-name="Standard"><text:span text:style-name="T1">Nico, een agent</text:span>: Nico is jouw collega en ook een agent. Hij probeert je al jaren ‘onopvallend’ en ‘subtiel’ te verleiden. Jij ziet hem meer als een klein broertje, maar zegt dit niet tegen hem, omdat je wel van dit machtsspelletje houdt en hem laat hopen dat hij jou ooit nog kan versieren. Zo kijk je bijvoorbeeld graag met hem films die de meeste mannen zouden weigeren te kijken. Zo heb je vanacht met hem het o zo romantische Titantic voor de twintigste keer gekeken. Die avond ging overigens zijn buzzer. Toen moest hij ineens weg, maar gelukkig kwam hij een half uurtje later terug. Wat hij heeft gedaan, dat weet je niet. </text:p>
      <text:p text:style-name="Standard"/>
      <text:p text:style-name="Standard"><text:span text:style-name="T1">Trix, de politiekorpschef</text:span>: Waar jij van goede seks houdt, zo houdt zij van professionele ondervragingsprocedures en het ontrafelen van complexe dwangneurosecomplottheorieen. Je kijkt dan ook erg tegen haar intelligentie op. Je bent dan ook vaak bezig om te verzinnen wat voor intelligents je tegen haar gaat zeggen. Zo zei je laatst tegen haar ´Een boef is het produkt van zijn omgeving, zijn genetisch materiaal en hoe zijn DNA is opgebouwd. Want als je DNA gemaakt onder verdachte omstandigheden, zal dit zijn weerslag hebben op het eindproduct!’ en ‘Het is belangrijk om alle dertien ontwikkelingspsychologische theorieen van de mens te kennen. Als je gelooft dat de mens van nature goed is, dan weet je dat je een pessimist bent!’. <text:s text:c="2"/></text:p>
      <text:h text:style-name="P9" text:outline-level="1">15. Sjakie</text:h>
      <text:p text:style-name="Standard"/>
      <text:p text:style-name="Standard">Je bent een echte student: elke avond is er wel ergens een plek om met anderen te zuipen. Het nadeel is wel dat je een slecht geheugen hebt ontwikkeld. Je kunt de meeste van je dispuutsgenoten dan ook niet omschrijven of zelfs de namen ervan noemen: je leert ze eigenlijk elke avond opnieuw kennen.</text:p>
      <text:p text:style-name="Standard"/>
      <text:p text:style-name="Standard">Je bent lid van dispuut RANJA. De afkorting waar RANJA voor staat ‘Reuze vaak neukende Asociale met iedereen Neukende en Jenever-drinkende en daarbij neukende Actiegroep waarbij ook vaak geneukt wordt’ kun je niet onthouden. Dit is dan ook een van de voorwaarden om lid te worden. Je bent er trots op dat jouw dispuut zo direct uitdraagt wat belangrijk is in het leven.</text:p>
      <text:p text:style-name="Standard"/>
      <text:p text:style-name="Standard">Studeert Hogere Autotechniek</text:p>
      <text:p text:style-name="Standard">Je klust in het weekend bij als automonteur.</text:p>
      <text:p text:style-name="Standard">Jij noemt jezelf vol trots ‘King Kotser’.</text:p>
      <text:p text:style-name="Standard"/>
      <text:p text:style-name="Standard">Je woont in een kamer op de tweede verdieping van een huis. Op de begane grond woonde wijlen <text:span text:style-name="T1">Greet</text:span>. Op de eerste verdieping woont de DUBBELFRISser <text:span text:style-name="T1">Jan-Peter</text:span>. Hij heeft zijn balkon direct onder die van jou, waardoor het niet mogelijk is te zien wat hij op het balkon heeft staan. Onder jullie balkons zit de tuin van Greet.</text:p>
      <text:p text:style-name="Standard"/>
      <text:p text:style-name="Standard"><text:span text:style-name="T1">Wijlen Greet</text:span>: jij hebt een hekel aan Greet: zij belt altijd de politie als jij een leuk feest geeft: ze is een echte zeikerd. Je hebt er een gewoonte van gemaakt om uit wraak vanaf je balkon in haar tuin te kotsen. Dat zal haar leren! </text:p>
      <text:p text:style-name="Standard"/>
      <text:p text:style-name="Standard"><text:span text:style-name="T1">Jan-Peter, lid van DUBBELFRIS</text:span>: Jij vindt Jan-Peter een arrogante lul, die ook nog eens lid is van het arrogante dispuut DUBBELFRIS. Je bent aan het oefenen om met een boogje te kotsen, zodat je zijn balkon ooit onder kan kotsen, maar deze kunst beheers je nu nog niet. Je denkt dat Jan-Peter ook een hekel aan Greet heeft, want ook hij lijkt er een gewoonte van gemaakt te hebben om haar tuin onder te kotsen. Maar dat kan hij niet zo goed als jij! Daar ben je dan ook trots op: je noemt je dan ook ‘King Kotser’.</text:p>
      <text:p text:style-name="Standard"/>
      <text:p text:style-name="Standard">Op [datum versturen CD][XXX] kreeg je per post een CD van Elvis Presley. Sindsdien ben je groot fan van ‘The King’. Je veranderde dan ook je bijnaam ‘Koning Kotser’ naar ‘King Kotser’.</text:p>
      <text:p text:style-name="Standard"/>
      <text:p text:style-name="Standard"><text:span text:style-name="T1">Wim, de vrachtwagenchauffeur</text:span>: Een hele tijd geleden vroeg hij jou om een waterbed achter de chauffeursstoel in te bouwen. Dit heb je toen voor hem gedaan en Wim was erg tevreden over jouw vakwerk. Eergister-ochtend kwam Wim weer bij jou langs, omdat er een lek in het waterbed zat. Deze heb je toen direct voor hem gerepareerd. In de cabine van de vrachtauto vond je een klauwhamer, die het lek in het waterbed gemaakt zou kunnen hebben.</text:p>
      <text:p text:style-name="Standard"/>
      <text:p text:style-name="Standard"><text:span text:style-name="T1">Bep, lid van RANJA</text:span>: Op de avond van [datum ramkraak][XXX] heb je met je mede-RANJAAN Bep samen de avond doorgepilst. De dag erna werd je alleen wakker in je kamer met naast je bed tien kilo gist. Wat er die nacht is gebeurt weet je niet.</text:p>
      <text:h text:style-name="P9" text:outline-level="1">16. Greet</text:h>
      <text:p text:style-name="Standard"/>
      <text:p text:style-name="Standard">Tuin wordt ondergekotst door Sjakie en Jan-Peter. </text:p>
      <text:p text:style-name="Standard">Afgelopen nacht gaven ze beiden een feestje. Ze belde de politie en Nico kwam. Hij weigerde om de beide studenten tot orde te manen. Greet chanteerde Nico ermee dat ze wist van zijn studenten-zwartmaak-acties. Omdat Nico dat irritant vond werd ze door Nico vermoord en in haar tuin gelegd. </text:p>
      <text:h text:style-name="P9" text:outline-level="1">18. Jan<text:span text:style-name="T2">-</text:span>Peter</text:h>
      <text:p text:style-name="Standard"/>
      <text:p text:style-name="Standard">Je bent een echte student: elke avond is er wel ergens een plek om met anderen te zuipen. Het nadeel is wel dat je een slecht geheugen hebt ontwikkeld. Je kunt de meeste van je dispuutsgenoten dan ook niet omschrijven of zelfs de namen ervan noemen: je leert ze eigenlijk elke avond opnieuw kennen.</text:p>
      <text:p text:style-name="Standard"/>
      <text:p text:style-name="Standard">Je bent lid van DUBBELFRIS. DUBBELFRIS (‘DispUut Beter in Bed En Lekker Frisse Rukkers In Stad’) is een dispuut waar alleen de intellectuele elite lid van mag worden. Jullie hebben dan ook een dispuutslied in het Latijn. Als deze gezongen wordt, dan bler je gewoon mee, want de eigenlijke tekst ken je eigenlijk stiekem niet, maar dat wil je graag geheim houden.</text:p>
      <text:p text:style-name="Standard"/>
      <text:p text:style-name="Standard">Sterk in politiek geinteresseerd om ooit de wereld te veroveren.</text:p>
      <text:p text:style-name="Standard">Brallerig, arrogant</text:p>
      <text:p text:style-name="Standard">Je hebt de bijnaam ‘De Vomitianer’.</text:p>
      <text:p text:style-name="Standard"/>
      <text:p text:style-name="Standard">Je hebt een kamer op de eerste verdieping van een gebouw. Op de begane grond woonde <text:span text:style-name="T1">wijlen Greet</text:span>, boven je woont de RANJAAN <text:span text:style-name="T1">Sjakie</text:span>.</text:p>
      <text:p text:style-name="Standard"/>
      <text:p text:style-name="Standard"><text:span text:style-name="T1">Catharina, praeses van DUBBELFRIS</text:span>: Je bent jaloers op haar positie als praeses binen DUBBELFRIS. Jij zou er niet vies van zijn om haar te chanteren met een voor haar nadelige roddel om deze plaats in te pikken.</text:p>
      <text:p text:style-name="Standard"/>
      <text:p text:style-name="Standard"><text:span text:style-name="T1">Wijlen Greet</text:span>: Je had een hekel aan haar: altijd als jij een leuk feestje geeft, dan belt zij de politie. Uit wraak heb je de gewoonte ontwikkeld om vanaf je balkon haar tuin onder te kotsen. Hierdoor heb jij binnen DUBBELFRIS de bijnaam ‘De Vomitianer’ (Latijn voor ‘De Kotser’) gekregen, die jij met gepaste trots draagt.</text:p>
      <text:p text:style-name="Standard"/>
      <text:p text:style-name="Standard"><text:span text:style-name="T1">Sjakie, lid van RANJA</text:span>: Je vindt Sjakie een domme boerenlul. Je vindt het irritant dat uitgerekend hij boven je –dus hoger dan jij- woont. Hij lijkt ook een hekel aan Greet te hebben, omdat ook hij geregeld vanaf zijn balkon haar tuin onderkotst. Wat je dan ook weer irritant vindt, is dat hij ook beter kan kotsen dan jij. Hier ben je dan ook jaloers op. Overigens, jouw balkon is direct onder die van hem, dus hij zou nooit jouw balkon onder kunnen kotsen.</text:p>
      <text:p text:style-name="Standard"/>
      <text:p text:style-name="Standard"><text:span text:style-name="T1">Annemarie, bankdirectrice</text:span>: Voor jouw plannen om de wereld te veroveren, kun je haar bedrijf goed gebruiken, namelijk voor [XXX].</text:p>
      <text:h text:style-name="P9" text:outline-level="1">20. Jan</text:h>
      <text:p text:style-name="Standard"/>
      <text:p text:style-name="Standard">Je bent een echte student: elke avond is er wel ergens een plek om met anderen te zuipen. Het nadeel is wel dat je een slecht geheugen hebt ontwikkeld. Je kunt de meeste van je dispuutsgenoten dan ook niet omschrijven of zelfs de namen ervan noemen: je leert ze eigenlijk elke avond opnieuw kennen.</text:p>
      <text:p text:style-name="Standard"/>
      <text:p text:style-name="Standard">Je bent lid van dispuut RANJA. De afkorting waar RANJA voor staat ‘Reuze vaak neukende Asociale met iedereen Neukende en Jenever-drinkende en daarbij neukende Actiegroep waarbij ook vaak geneukt wordt’ kun je niet onthouden. Dit is dan ook een van de voorwaarden om lid te worden. Je bent er trots op dat jouw dispuut zo direct uitdraagt wat belangrijk is in het leven.</text:p>
      <text:p text:style-name="P2"><text:tab/></text:p>
      <text:p text:style-name="Standard">Je studeert Hogere Electotechniek, in je vrije tijd klus je wat bij als klusjesman. Je had (zie verder) dan ook altijd een klauwhamer aan je broek hangen. Een van jouw motto’s is dan ook ‘Een man zonder klauwhamer is als een lekker wijf zonder geld om bier voor mij te kopen’. Of ‘Een echte man heeft twee klauwhamers. De kleinste is om mee te klussen en bevindt zich buiten de broek.’.</text:p>
      <text:p text:style-name="Standard"/>
      <text:p text:style-name="Standard">Je hebt onlangs de volgende tekst per brief ontvangen:</text:p>
      <text:p text:style-name="Standard"/>
      <text:p text:style-name="P4"/>
      <text:p text:style-name="P7">Hebban olla uogala nestas hagunnan </text:p>
      <text:p text:style-name="P7">hinase hic anda thu </text:p>
      <text:p text:style-name="P8">uuat unbidan uue nu</text:p>
      <text:p text:style-name="P4"/>
      <text:p text:style-name="Standard"/>
      <text:p text:style-name="Standard">Je hebt het vermoeden dat deze tekst bestaat uit scheldwoorden in een andere taal, Latijn ofzo, geschreven door een aantal zatte (omdat er het woord ‘hic’ in staat) DUBBELFRISsers. De intellectueel-doende klootzakken!</text:p>
      <text:p text:style-name="Standard"/>
      <text:p text:style-name="Standard"><text:span text:style-name="T1">Sjakie, lid van RANJA</text:span>: Sjakie maakt, of –om een ingewikkeld woord te gebruiken- repareert auto’s. Op een avond dat je samen met hem bier zat te zuipen, vertelde hij dat hij in een vrachtauto een waterbed had ingebouwd.</text:p>
      <text:p text:style-name="Standard"/>
      <text:p text:style-name="Standard"><text:span text:style-name="T1">Britney, lid van DUBBELFRIS</text:span>: Britney zit bij DUBBELFRIS, het dispuut dat bestaat uit slim-doende teringlijers. Maar Britney is wel een lekker wijf. Na diep nadenken heb je besloten om haar dan maar stiekum met je ‘grote klauwhamer’ te verwennen. Op [datum besteling vrachtauto][XXX] liep je met haar ’s nachts op straat en kwam je stomtoevallig de vrachtauto waar Sjakie een waterbed had ingebouwd tegen! Ook bleek de chauffeur vergeten te zijn om de deur op slot te doen, dus niets hield je tegen om dat waterbed eens in te wijden! Het nadeel van Britney is wel dat ze probeert om je om te lullen om chirurg (een soort klusser, maar dan op lijven van mensen) te worden. Maar ach, het blijft een lekker wijf!</text:p>
      <text:h text:style-name="P9" text:outline-level="1">Data van gebeurtenissen</text:h>
      <text:p text:style-name="Standard"/>
      <text:p text:style-name="Standard">[moord]: vannacht</text:p>
      <text:p text:style-name="Standard">[feest bij zowel Sjakie als Jan-Peter]: op [moord], dus vannacht</text:p>
      <text:p text:style-name="Standard">[inbraak kantoor Annemarie]: eergisteren</text:p>
      <text:p text:style-name="Standard">[datum ramkraak]: vier dagen geleden</text:p>
      <text:p text:style-name="Standard">[beroving vrachtauto]: drie dagen gele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New" fo:font-size="10pt" fo:language="nl" fo:country="NL"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text-align="center" style:justify-single-word="false"/>
      <style:text-properties fo:font-size="14pt" fo:language="es" fo:country="ES" fo:font-style="italic" style:font-size-asian="14pt" style:font-style-asian="italic"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fo:font-size="14pt" style:text-underline-style="solid" style:text-underline-width="auto" style:text-underline-color="font-color" fo:font-weight="bold" style:letter-kerning="true" style:font-size-asian="14pt" style:font-weight-asian="bold" style:font-name-complex="Arial" style:font-size-complex="16pt" style:font-weight-complex="bold"/>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fo:text-align="center" style:justify-single-word="false">
        <style:tab-stops>
          <style:tab-stop style:position="3.15in" style:type="center"/>
          <style:tab-stop style:position="6.3in" style:type="right"/>
        </style:tab-stops>
      </style:paragraph-properties>
      <style:text-properties style:font-name="Impact" fo:font-size="24pt" fo:font-weight="bold" style:font-size-asian="24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ardalinea-lettertype" style:family="text"/>
    <style:style style:name="Page_20_Number" style:display-name="Page Number" style:family="text" style:parent-style-name="Standaardalinea-lettertyp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fo:language="en" fo:country="US"/>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839in" fo:margin-bottom="0.4453in" style:dynamic-spacing="true"/>
      </style:header-style>
      <style:footer-style>
        <style:header-footer-properties fo:min-height="0.4839in" fo:margin-top="0.4453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Confidential! <text:span text:style-name="MT1">For your eyes only! </text:span></text:p>
      </style:header>
      <style:footer>
        <text:p text:style-name="MP1"><draw:frame draw:style-name="Mfr1" draw:name="Frame1" text:anchor-type="paragraph" svg:y="0.0008in" fo:min-width="0in" draw:z-index="16"><draw:text-box fo:min-height="0.1457in"><text:p text:style-name="Footer"><text:span text:style-name="Page_20_Number"><text:page-number text:select-page="current">17</text:page-number></text:span></text:p></draw:text-box></draw:frame>Levend Cluedo 'De vermoorde onderbuuf’ is geschreven door Mirte van Geffen en Richel Bilderbeek op 11 en 12 augustus 2009</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vend Cluedo 'De Vermoorde Onderbuuf'</dc:title>
    <dc:subject>Levend Cluedo 'De Vermoorde Onderbuuf'</dc:subject>
    <meta:keyword>Levend Cluedo De Vermoorde Onderbuuf</meta:keyword>
    <dc:description>Geschreven door Mirte van Geffen en Richel Bilderbeek op 11 en 12 augustus 2009</dc:description>
    <meta:initial-creator>Mirte van Geffen en Richel Bilderbeek</meta:initial-creator>
    <meta:creation-date>2009-08-13T11:44:00</meta:creation-date>
    <dc:creator>Mirte</dc:creator>
    <dc:date>2009-08-13T11:44:00</dc:date>
    <meta:print-date>2009-08-13T12:44:00</meta:print-date>
    <meta:editing-cycles>2</meta:editing-cycles>
    <meta:editing-duration>PT52113H31M44S</meta:editing-duration>
    <meta:document-statistic meta:table-count="1" meta:image-count="0" meta:object-count="0" meta:page-count="17" meta:paragraph-count="135" meta:word-count="5297" meta:character-count="30456"/>
    <meta:generator>OpenOffice.org/3.2$Linux OpenOffice.org_project/320m19$Build-9505</meta:generator>
    <meta:user-defined meta:name="Info 1"/>
    <meta:user-defined meta:name="Info 2"/>
    <meta:user-defined meta:name="Info 3"/>
    <meta:user-defined meta:name="Info 4"/>
  </office:meta>
</office:document-meta>
</file>